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A3EB4ABC0905EE09.png" manifest:media-type="image/png"/>
  <manifest:file-entry manifest:full-path="Pictures/1000020100000050000000454C13AA979DA8A89B.png" manifest:media-type="image/png"/>
  <manifest:file-entry manifest:full-path="Pictures/1000020100000040000000401BF00C24782141CF.png" manifest:media-type="image/png"/>
  <manifest:file-entry manifest:full-path="Pictures/10000201000000300000003099C970A169B1E764.png" manifest:media-type="image/png"/>
  <manifest:file-entry manifest:full-path="Pictures/10000201000003A5000002E9D96516BBB91C2796.png" manifest:media-type="image/png"/>
  <manifest:file-entry manifest:full-path="Pictures/100002010000003000000030ABC7079E37038ADE.png" manifest:media-type="image/png"/>
  <manifest:file-entry manifest:full-path="Pictures/100002010000004000000040B170BE1E21EE797E.png" manifest:media-type="image/png"/>
  <manifest:file-entry manifest:full-path="Pictures/100002010000003000000030A2CA32CB3F8A7D50.png" manifest:media-type="image/png"/>
  <manifest:file-entry manifest:full-path="Pictures/100002010000003000000030D09C6EE4DBB4EA53.png" manifest:media-type="image/png"/>
  <manifest:file-entry manifest:full-path="Pictures/1000049D0000083800000719885466E32EED1F78.svg" manifest:media-type="image/svg+xml"/>
  <manifest:file-entry manifest:full-path="Pictures/1000020100000040000000408E5F487A71381FAC.png" manifest:media-type="image/png"/>
  <manifest:file-entry manifest:full-path="Pictures/100002010000003000000030F5FAEA4F91F7BA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13cm" fo:min-width="2.88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38cm" svg:height="3.38cm" svg:x="3.3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8cm" svg:height="3.38cm" svg:x="8.6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8cm" svg:height="3.38cm" svg:x="14.5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69cm" svg:height="1.269cm" svg:x="4.472cm" svg:y="17.381cm">
          <draw:image xlink:href="Pictures/100002010000003000000030F5FAEA4F91F7BA34.png" xlink:type="simple" xlink:show="embed" xlink:actuate="onLoad" loext:mime-type="image/png">
            <text:p/>
          </draw:image>
        </draw:frame>
        <draw:frame draw:style-name="gr2" draw:text-style-name="P2" draw:layer="layout" svg:width="1.269cm" svg:height="1.269cm" svg:x="9.122cm" svg:y="21.831cm">
          <draw:image xlink:href="Pictures/100002010000003000000030D09C6EE4DBB4EA53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12.047cm" svg:y="16.818cm">
          <draw:image xlink:href="Pictures/100002010000003000000030A2CA32CB3F8A7D50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14.332cm" svg:y="18.662cm">
          <draw:image xlink:href="Pictures/100002010000003000000030ABC7079E37038ADE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3.5cm" svg:y="6.347cm">
          <draw:image xlink:href="Pictures/10000201000000300000003099C970A169B1E764.png" xlink:type="simple" xlink:show="embed" xlink:actuate="onLoad" loext:mime-type="image/png">
            <text:p/>
          </draw:image>
        </draw:frame>
        <draw:frame draw:style-name="gr2" draw:text-style-name="P2" draw:layer="layout" svg:width="1.692cm" svg:height="1.692cm" svg:x="5.624cm" svg:y="10.195cm">
          <draw:image xlink:href="Pictures/1000020100000040000000408E5F487A71381FAC.png" xlink:type="simple" xlink:show="embed" xlink:actuate="onLoad" loext:mime-type="image/png">
            <text:p/>
          </draw:image>
        </draw:frame>
        <draw:frame draw:style-name="gr2" draw:text-style-name="P2" draw:layer="layout" svg:width="1.692cm" svg:height="1.692cm" svg:x="4.8cm" svg:y="4.6cm">
          <draw:image xlink:href="Pictures/1000020100000040000000401BF00C24782141CF.png" xlink:type="simple" xlink:show="embed" xlink:actuate="onLoad" loext:mime-type="image/png">
            <text:p/>
          </draw:image>
        </draw:frame>
        <draw:frame draw:style-name="gr2" draw:text-style-name="P2" draw:layer="layout" svg:width="2.6cm" svg:height="2.076cm" svg:x="12.6cm" svg:y="12.224cm">
          <draw:image xlink:href="Pictures/10000201000003A5000002E9D96516BBB91C2796.png" xlink:type="simple" xlink:show="embed" xlink:actuate="onLoad" loext:mime-type="image/png">
            <text:p/>
          </draw:image>
        </draw:frame>
        <draw:frame draw:style-name="gr2" draw:text-style-name="P2" draw:layer="layout" svg:width="1.987cm" svg:height="1.716cm" draw:transform="rotate (-0.785398163397448) translate (4.813cm 4.8cm)">
          <draw:image xlink:href="Pictures/1000049D0000083800000719885466E32EED1F78.svg" xlink:type="simple" xlink:show="embed" xlink:actuate="onLoad" loext:mime-type="image/svg+xml">
            <text:p/>
          </draw:image>
          <draw:image xlink:href="Pictures/1000020100000050000000454C13AA979DA8A89B.png" xlink:type="simple" xlink:show="embed" xlink:actuate="onLoad" loext:mime-type="image/png"/>
        </draw:frame>
        <draw:frame draw:style-name="gr2" draw:text-style-name="P2" draw:layer="layout" svg:width="1.692cm" svg:height="1.692cm" svg:x="8.708cm" svg:y="4.508cm">
          <draw:image xlink:href="Pictures/1000020100000040000000401BF00C24782141CF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9.747cm" svg:y="6.447cm">
          <draw:image xlink:href="Pictures/10000201000000300000003099C970A169B1E764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10.247cm" svg:y="6.1cm">
          <draw:image xlink:href="Pictures/10000201000000300000003099C970A169B1E764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10.6cm" svg:y="6.447cm">
          <draw:image xlink:href="Pictures/10000201000000300000003099C970A169B1E764.png" xlink:type="simple" xlink:show="embed" xlink:actuate="onLoad" loext:mime-type="image/png">
            <text:p/>
          </draw:image>
        </draw:frame>
        <draw:frame draw:style-name="gr2" draw:text-style-name="P2" draw:layer="layout" svg:width="1.692cm" svg:height="1.692cm" draw:transform="rotate (0.785398163397448) translate (9.15cm 6.054cm)">
          <draw:image xlink:href="Pictures/100002010000004000000040B170BE1E21EE797E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14.647cm" svg:y="4.847cm">
          <draw:image xlink:href="Pictures/10000201000000300000003099C970A169B1E764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15.594cm" svg:y="6.439cm">
          <draw:image xlink:href="Pictures/10000201000000300000003099C970A169B1E764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16.094cm" svg:y="6.092cm">
          <draw:image xlink:href="Pictures/10000201000000300000003099C970A169B1E764.png" xlink:type="simple" xlink:show="embed" xlink:actuate="onLoad" loext:mime-type="image/png">
            <text:p/>
          </draw:image>
        </draw:frame>
        <draw:frame draw:style-name="gr2" draw:text-style-name="P2" draw:layer="layout" svg:width="1.353cm" svg:height="1.353cm" svg:x="16.447cm" svg:y="6.439cm">
          <draw:image xlink:href="Pictures/10000201000000300000003099C970A169B1E764.png" xlink:type="simple" xlink:show="embed" xlink:actuate="onLoad" loext:mime-type="image/png">
            <text:p/>
          </draw:image>
        </draw:frame>
        <draw:frame draw:style-name="gr2" draw:text-style-name="P2" draw:layer="layout" svg:width="1.692cm" svg:height="1.692cm" draw:transform="rotate (0.785398163397448) translate (14.807cm 6.204cm)">
          <draw:image xlink:href="Pictures/100002010000004000000040B170BE1E21EE797E.png" xlink:type="simple" xlink:show="embed" xlink:actuate="onLoad" loext:mime-type="image/png">
            <text:p/>
          </draw:image>
        </draw:frame>
        <draw:frame draw:style-name="gr2" draw:text-style-name="P2" draw:layer="layout" svg:width="0.654cm" svg:height="0.654cm" svg:x="5.846cm" svg:y="4.9cm">
          <draw:image xlink:href="Pictures/100002010000004000000040A3EB4ABC0905EE0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 V</meta:initial-creator>
    <meta:creation-date>2021-01-17T10:33:39.605876235</meta:creation-date>
    <dc:date>2021-01-17T11:03:31.471496471</dc:date>
    <dc:creator>A V</dc:creator>
    <meta:editing-duration>PT4M19S</meta:editing-duration>
    <meta:editing-cycles>2</meta:editing-cycles>
    <meta:generator>LibreOffice/6.4.6.2$Linux_X86_64 LibreOffice_project/40$Build-2</meta:generator>
    <meta:document-statistic meta:object-count="23"/>
  </office:meta>
</office:document-meta>
</file>